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P3" style:parent-style-name="PreformattedText" style:family="paragraph">
      <style:paragraph-properties fo:text-align="justify"/>
      <style:text-properties fo:font-weight="bold" style:font-weight-asian="bold" fo:language="de" fo:country="CH"/>
    </style:style>
    <style:style style:name="P4" style:parent-style-name="PreformattedText" style:family="paragraph">
      <style:paragraph-properties fo:text-align="justify"/>
      <style:text-properties fo:language="de" fo:country="CH"/>
    </style:style>
    <style:style style:name="P5" style:parent-style-name="PreformattedText" style:family="paragraph">
      <style:paragraph-properties fo:text-align="justify"/>
      <style:text-properties fo:language="de" fo:country="CH"/>
    </style:style>
    <style:style style:name="P6" style:parent-style-name="PreformattedText" style:family="paragraph">
      <style:paragraph-properties fo:text-align="justify"/>
      <style:text-properties fo:language="de" fo:country="CH"/>
    </style:style>
    <style:style style:name="P7" style:parent-style-name="PreformattedText" style:family="paragraph">
      <style:paragraph-properties fo:text-align="justify"/>
      <style:text-properties fo:language="de" fo:country="CH"/>
    </style:style>
    <style:style style:name="P8" style:parent-style-name="PreformattedText" style:family="paragraph">
      <style:paragraph-properties fo:text-align="justify"/>
      <style:text-properties fo:language="de" fo:country="CH"/>
    </style:style>
    <style:style style:name="P9" style:parent-style-name="PreformattedText" style:family="paragraph">
      <style:paragraph-properties fo:text-align="justify"/>
      <style:text-properties fo:font-weight="bold" style:font-weight-asian="bold" fo:language="de" fo:country="CH"/>
    </style:style>
    <style:style style:name="P10" style:parent-style-name="PreformattedText" style:family="paragraph">
      <style:paragraph-properties fo:text-align="justify"/>
      <style:text-properties fo:language="de" fo:country="CH"/>
    </style:style>
    <style:style style:name="P11" style:parent-style-name="PreformattedText" style:family="paragraph">
      <style:paragraph-properties fo:text-align="justify"/>
      <style:text-properties fo:language="de" fo:country="CH"/>
    </style:style>
    <style:style style:name="P12" style:parent-style-name="PreformattedText" style:family="paragraph">
      <style:paragraph-properties fo:text-align="justify"/>
      <style:text-properties fo:language="de" fo:country="CH"/>
    </style:style>
    <style:style style:name="P13" style:parent-style-name="PreformattedText" style:family="paragraph">
      <style:paragraph-properties fo:text-align="justify"/>
      <style:text-properties fo:language="de" fo:country="CH"/>
    </style:style>
    <style:style style:name="P14" style:parent-style-name="PreformattedText" style:family="paragraph">
      <style:paragraph-properties fo:text-align="justify"/>
      <style:text-properties fo:language="de" fo:country="CH"/>
    </style:style>
    <style:style style:name="P15" style:parent-style-name="PreformattedText" style:family="paragraph">
      <style:paragraph-properties fo:text-align="justify"/>
      <style:text-properties fo:language="de" fo:country="CH"/>
    </style:style>
    <style:style style:name="P16" style:parent-style-name="PreformattedText" style:family="paragraph">
      <style:paragraph-properties fo:text-align="justify"/>
      <style:text-properties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language="de" fo:country="CH"/>
    </style:style>
    <style:style style:name="P22" style:parent-style-name="PreformattedText" style:family="paragraph">
      <style:paragraph-properties fo:text-align="justify"/>
      <style:text-properties fo:language="de" fo:country="CH"/>
    </style:style>
    <style:style style:name="P23" style:parent-style-name="PreformattedText" style:family="paragraph">
      <style:paragraph-properties fo:text-align="justify"/>
      <style:text-properties fo:language="de" fo:country="CH"/>
    </style:style>
    <style:style style:name="P24" style:parent-style-name="PreformattedText" style:family="paragraph">
      <style:paragraph-properties fo:text-align="justify"/>
      <style:text-properties fo:language="de" fo:country="CH"/>
    </style:style>
    <style:style style:name="P25" style:parent-style-name="PreformattedText" style:family="paragraph">
      <style:paragraph-properties fo:text-align="justify"/>
    </style:style>
    <style:style style:name="P26" style:parent-style-name="PreformattedText" style:family="paragraph">
      <style:paragraph-properties fo:text-align="justify"/>
    </style:style>
    <style:style style:name="P27" style:parent-style-name="PreformattedText" style:family="paragraph">
      <style:paragraph-properties fo:text-align="justify"/>
      <style:text-properties fo:language="de" fo:country="CH"/>
    </style:style>
    <style:style style:name="P28" style:parent-style-name="PreformattedText" style:family="paragraph">
      <style:paragraph-properties fo:text-align="justify"/>
      <style:text-properties fo:language="de" fo:country="CH"/>
    </style:style>
    <style:style style:name="P29" style:parent-style-name="PreformattedText" style:family="paragraph">
      <style:paragraph-properties fo:text-align="justify"/>
      <style:text-properties fo:language="de" fo:country="CH"/>
    </style:style>
    <style:style style:name="P30" style:parent-style-name="PreformattedText" style:family="paragraph">
      <style:paragraph-properties fo:text-align="justify"/>
    </style:style>
    <style:style style:name="P31" style:parent-style-name="PreformattedText" style:family="paragraph">
      <style:paragraph-properties fo:text-align="justify"/>
    </style:style>
    <style:style style:name="P32" style:parent-style-name="PreformattedText" style:family="paragraph">
      <style:paragraph-properties fo:text-align="justify"/>
    </style:style>
    <style:style style:name="P33" style:parent-style-name="PreformattedText" style:family="paragraph">
      <style:paragraph-properties fo:text-align="justify"/>
    </style:style>
    <style:style style:name="P34" style:parent-style-name="PreformattedText" style:family="paragraph">
      <style:paragraph-properties fo:text-align="justify"/>
    </style:style>
    <style:style style:name="P35" style:parent-style-name="PreformattedText" style:family="paragraph">
      <style:paragraph-properties fo:text-align="justify"/>
    </style:style>
    <style:style style:name="P36" style:parent-style-name="PreformattedText" style:family="paragraph">
      <style:paragraph-properties fo:text-align="justify"/>
    </style:style>
    <style:style style:name="P37" style:parent-style-name="PreformattedText" style:family="paragraph">
      <style:paragraph-properties fo:text-align="justify"/>
    </style:style>
    <style:style style:name="P38" style:parent-style-name="PreformattedText" style:family="paragraph">
      <style:paragraph-properties fo:text-align="justify"/>
    </style:style>
    <style:style style:name="P39" style:parent-style-name="PreformattedText" style:family="paragraph">
      <style:paragraph-properties fo:text-align="justify"/>
    </style:style>
    <style:style style:name="P40" style:parent-style-name="PreformattedText" style:family="paragraph">
      <style:paragraph-properties fo:text-align="justify"/>
    </style:style>
    <style:style style:name="P41" style:parent-style-name="PreformattedText" style:family="paragraph">
      <style:paragraph-properties fo:text-align="justify"/>
    </style:style>
    <style:style style:name="P42" style:parent-style-name="PreformattedText" style:family="paragraph">
      <style:paragraph-properties fo:text-align="justify"/>
    </style:style>
    <style:style style:name="P43" style:parent-style-name="PreformattedText" style:family="paragraph">
      <style:paragraph-properties fo:text-align="justify"/>
    </style:style>
    <style:style style:name="P44" style:parent-style-name="PreformattedText" style:family="paragraph">
      <style:paragraph-properties fo:text-align="justify"/>
    </style:style>
    <style:style style:name="P45" style:parent-style-name="PreformattedText" style:family="paragraph">
      <style:paragraph-properties fo:text-align="justify"/>
    </style:style>
    <style:style style:name="P46" style:parent-style-name="PreformattedText" style:family="paragraph">
      <style:paragraph-properties fo:text-align="justify"/>
    </style:style>
    <style:style style:name="P47" style:parent-style-name="PreformattedText" style:family="paragraph">
      <style:paragraph-properties fo:text-align="justify"/>
    </style:style>
    <style:style style:name="P48" style:parent-style-name="PreformattedText" style:family="paragraph">
      <style:paragraph-properties fo:text-align="justify"/>
    </style:style>
    <style:style style:name="P49" style:parent-style-name="PreformattedText" style:family="paragraph">
      <style:paragraph-properties fo:text-align="justify"/>
    </style:style>
    <style:style style:name="P50" style:parent-style-name="PreformattedText" style:family="paragraph">
      <style:paragraph-properties fo:text-align="justify"/>
    </style:style>
    <style:style style:name="P51" style:parent-style-name="PreformattedText" style:family="paragraph">
      <style:paragraph-properties fo:text-align="justify"/>
    </style:style>
    <style:style style:name="P52" style:parent-style-name="PreformattedText" style:family="paragraph">
      <style:paragraph-properties fo:text-align="justify"/>
    </style:style>
    <style:style style:name="P53" style:parent-style-name="PreformattedText" style:family="paragraph">
      <style:paragraph-properties fo:text-align="justify"/>
    </style:style>
    <style:style style:name="P54" style:parent-style-name="PreformattedText" style:family="paragraph">
      <style:paragraph-properties fo:text-align="justify"/>
    </style:style>
    <style:style style:name="P55" style:parent-style-name="PreformattedText" style:family="paragraph">
      <style:paragraph-properties fo:text-align="justify"/>
    </style:style>
    <style:style style:name="P56" style:parent-style-name="PreformattedText" style:family="paragraph">
      <style:paragraph-properties fo:text-align="justify"/>
    </style:style>
    <style:style style:name="P57" style:parent-style-name="PreformattedText" style:family="paragraph">
      <style:paragraph-properties fo:text-align="justify"/>
    </style:style>
    <style:style style:name="P58" style:parent-style-name="PreformattedText" style:family="paragraph">
      <style:paragraph-properties fo:text-align="justify"/>
    </style:style>
    <style:style style:name="P59" style:parent-style-name="PreformattedText" style:family="paragraph">
      <style:paragraph-properties fo:text-align="justify"/>
    </style:style>
    <style:style style:name="P60" style:parent-style-name="PreformattedText" style:family="paragraph">
      <style:paragraph-properties fo:text-align="justify"/>
    </style:style>
    <style:style style:name="P61" style:parent-style-name="PreformattedText" style:family="paragraph">
      <style:paragraph-properties fo:text-align="justify"/>
    </style:style>
    <style:style style:name="P62" style:parent-style-name="PreformattedText" style:family="paragraph">
      <style:paragraph-properties fo:text-align="justify"/>
    </style:style>
    <style:style style:name="P63" style:parent-style-name="PreformattedText" style:family="paragraph">
      <style:paragraph-properties fo:text-align="justify"/>
    </style:style>
    <style:style style:name="P64" style:parent-style-name="PreformattedText" style:family="paragraph">
      <style:paragraph-properties fo:text-align="justify"/>
    </style:style>
    <style:style style:name="P65" style:parent-style-name="PreformattedText" style:family="paragraph">
      <style:paragraph-properties fo:text-align="justify"/>
    </style:style>
    <style:style style:name="P66" style:parent-style-name="PreformattedText" style:family="paragraph">
      <style:paragraph-properties fo:text-align="justify"/>
    </style:style>
    <style:style style:name="P67" style:parent-style-name="PreformattedText" style:family="paragraph">
      <style:paragraph-properties fo:text-align="justify"/>
    </style:style>
    <style:style style:name="P68" style:parent-style-name="PreformattedText" style:family="paragraph">
      <style:paragraph-properties fo:text-align="justify"/>
    </style:style>
    <style:style style:name="P69" style:parent-style-name="PreformattedText" style:family="paragraph">
      <style:paragraph-properties fo:text-align="justify"/>
    </style:style>
    <style:style style:name="P70" style:parent-style-name="PreformattedText" style:family="paragraph">
      <style:paragraph-properties fo:text-align="justify"/>
    </style:style>
    <style:style style:name="P71" style:parent-style-name="PreformattedText" style:family="paragraph">
      <style:paragraph-properties fo:text-align="justify"/>
    </style:style>
    <style:style style:name="P72" style:parent-style-name="PreformattedText" style:family="paragraph">
      <style:paragraph-properties fo:text-align="justify"/>
    </style:style>
    <style:style style:name="P73" style:parent-style-name="PreformattedText" style:family="paragraph">
      <style:paragraph-properties fo:text-align="justify"/>
    </style:style>
    <style:style style:name="P74" style:parent-style-name="PreformattedText" style:family="paragraph">
      <style:paragraph-properties fo:text-align="justify"/>
    </style:style>
    <style:style style:name="P75" style:parent-style-name="PreformattedText" style:family="paragraph">
      <style:paragraph-properties fo:text-align="justify"/>
    </style:style>
    <style:style style:name="P76" style:parent-style-name="PreformattedText" style:family="paragraph">
      <style:paragraph-properties fo:text-align="justify"/>
    </style:style>
    <style:style style:name="P77" style:parent-style-name="PreformattedText" style:family="paragraph">
      <style:paragraph-properties fo:text-align="justify"/>
    </style:style>
    <style:style style:name="P78" style:parent-style-name="PreformattedText" style:family="paragraph">
      <style:paragraph-properties fo:text-align="justify"/>
    </style:style>
    <style:style style:name="P79" style:parent-style-name="PreformattedText" style:family="paragraph">
      <style:paragraph-properties fo:text-align="justify"/>
    </style:style>
    <style:style style:name="P80" style:parent-style-name="PreformattedText" style:family="paragraph">
      <style:paragraph-properties fo:text-align="justify"/>
    </style:style>
    <style:style style:name="P81" style:parent-style-name="PreformattedText" style:family="paragraph">
      <style:paragraph-properties fo:text-align="justify"/>
    </style:style>
    <style:style style:name="P82" style:parent-style-name="PreformattedText" style:family="paragraph">
      <style:paragraph-properties fo:text-align="justify"/>
    </style:style>
    <style:style style:name="P83" style:parent-style-name="PreformattedText" style:family="paragraph">
      <style:paragraph-properties fo:text-align="justify"/>
    </style:style>
    <style:style style:name="P84" style:parent-style-name="PreformattedText" style:family="paragraph">
      <style:paragraph-properties fo:text-align="justify"/>
    </style:style>
    <style:style style:name="P85" style:parent-style-name="PreformattedText" style:family="paragraph">
      <style:paragraph-properties fo:text-align="justify"/>
    </style:style>
    <style:style style:name="P86" style:parent-style-name="PreformattedText" style:family="paragraph">
      <style:paragraph-properties fo:text-align="justify"/>
      <style:text-properties fo:language="de" fo:country="CH"/>
    </style:style>
    <style:style style:name="P87" style:parent-style-name="PreformattedText" style:family="paragraph">
      <style:paragraph-properties fo:text-align="justify"/>
      <style:text-properties fo:language="de" fo:country="CH"/>
    </style:style>
    <style:style style:name="P88" style:parent-style-name="PreformattedText" style:family="paragraph">
      <style:paragraph-properties fo:text-align="justify"/>
      <style:text-properties fo:language="de" fo:country="CH"/>
    </style:style>
    <style:style style:name="P89" style:parent-style-name="PreformattedText" style:family="paragraph">
      <style:paragraph-properties fo:text-align="justify"/>
      <style:text-properties fo:language="de" fo:country="CH"/>
    </style:style>
    <style:style style:name="P90" style:parent-style-name="PreformattedText" style:family="paragraph">
      <style:paragraph-properties fo:text-align="justify"/>
      <style:text-properties fo:font-weight="bold" style:font-weight-asian="bold" fo:language="de" fo:country="CH"/>
    </style:style>
    <style:style style:name="P91" style:parent-style-name="PreformattedText" style:family="paragraph">
      <style:paragraph-properties fo:text-align="justify"/>
    </style:style>
    <style:style style:name="T92" style:parent-style-name="Absatz-Standardschriftart" style:family="text">
      <style:text-properties fo:language="de" fo:country="CH"/>
    </style:style>
    <style:style style:name="T93" style:parent-style-name="Hyperlink" style:family="text">
      <style:text-properties fo:language="de" fo:country="CH"/>
    </style:style>
    <style:style style:name="T94" style:parent-style-name="Absatz-Standardschriftart" style:family="text">
      <style:text-properties fo:language="de" fo:country="CH"/>
    </style:style>
    <style:style style:name="P95" style:parent-style-name="PreformattedText" style:family="paragraph">
      <style:paragraph-properties fo:text-align="justify"/>
    </style:style>
    <style:style style:name="T96" style:parent-style-name="Absatz-Standardschriftart" style:family="text">
      <style:text-properties fo:language="de" fo:country="CH"/>
    </style:style>
    <style:style style:name="T97" style:parent-style-name="Absatz-Standardschriftart" style:family="text">
      <style:text-properties fo:language="de" fo:country="CH"/>
    </style:style>
    <style:style style:name="T98" style:parent-style-name="Hyperlink" style:family="text">
      <style:text-properties fo:language="de" fo:country="CH"/>
    </style:style>
    <style:style style:name="T99" style:parent-style-name="Absatz-Standardschriftart" style:family="text">
      <style:text-properties fo:language="de" fo:country="CH"/>
    </style:style>
  </office:automatic-styles>
  <office:body>
    <office:text text:use-soft-page-breaks="true">
      <text:p text:style-name="P1"><text:span text:style-name="T2">5._OpenCV</text:span></text:p>
      <text:p text:style-name="P3">3.1_Einleitung</text:p>
      <text:p text:style-name="P4">OpenCV (Open Computer Vision) ist die wohl bekannteste open source Bibliothek mit grösstenteils Algorithmen für Echtzeit Bildverarbeitung. Sie kann auf allen herkömmlichen Betriebssystemen wie Linux, Windows oder<text:s/>OSX kompiliert werden. Geschrieben ist die Bibliothek in C/C++, unterstützt aber unter anderem Python und Java. Eingebaut sind neuste Erforschungen wie zahlreiche Tracking Algorithmen.</text:p>
      <text:p text:style-name="P5">Die OpenCV Bibliothek ist das Herzstück unserer Arbeit. Sie wertet die<text:s/>Daten der Kamera in Echtzeit in Zahlen um, die später gebraucht werden, um die Motoren zu steuern.</text:p>
      <text:p text:style-name="P6"/>
      <text:p text:style-name="P7">Wir haben sie gewählt, da zahlreiche Ressourcen und Anleitungen online zur Verfügung gestellt werden. Dies war speziell wichtig, da wir noch nie etwas in dieser Art gemacht haben.</text:p>
      <text:p text:style-name="P8"/>
      <text:p text:style-name="P9">3.2_Tracker Algorithmen</text:p>
      <text:p text:style-name="P10">Tracker sind Algorithmen, die aufgrund gewisser Parameter ein Bild analysieren und somit zum Beispiel einem Objekt folgen können. Diese Parameter setzen sich zum Beispiel aus Kontrast und RGB Werten zusammen. Verschiedene Tracker verfolgen dasselbe Ziel auf unterschiedliche Wege.</text:p>
      <text:p text:style-name="P11">In OpenCV sind folgende Tracker schon eingebaut und können in unserem Programm ausgewählt werden. Hier ist meist Ausprobieren gefragt. Allgemein jedoch überzeugt der CSRT am meisten,<text:s/>gefolgt von KCF.</text:p>
      <text:p text:style-name="P12"/>
      <text:p text:style-name="P13">Das Ziel des Object Tracking ist es das Verfolgen von Objekten übere viele Bilder hinweg, möglich in Echtzeit.</text:p>
      <text:p text:style-name="P14"/>
      <text:p text:style-name="P15">Der Tracker genereiert ein Bewegungsmodel. Übere mehrere bilder hinweg weiss er also Geschindigkeit und Richtung. So kann er<text:s/>etwa voraussehen, wo es hingehen wird.</text:p>
      <text:p text:style-name="P16"/>
      <text:p text:style-name="P17">Doch wir wissen mehr als das. Der Tracker generiert an Aussehens Model was sich merkt, wie das Object aussieht. Auf grund des Bewegungsmodels kann man in diesem Bereich nach dem Aussehen des Objetks des vorherigen Bildes suchen und dies dann updaten.</text:p>
      <text:p text:style-name="P18"/>
      <text:p text:style-name="P19">Bei den Trackern wird zwischen Online und Offline unterschieden. Online heisst, der Tracker generiert sich das Ausshen während er brechnet und passt das Modell je nach den Umständen an.</text:p>
      <text:p text:style-name="P20"/>
      <text:p text:style-name="P21">Bei Offline Trackern werden tausende Tests gemacht um zb ein Gesicht zu erkennen. So wird der Algorithmus trainiert idem er viele Bilder mit Gesichtern und viele ohne Bekommt. Dann muss man sagen ob er richtig liegt. Umso mehr tests, umso genauer wird er.</text:p>
      <text:p text:style-name="P22"/>
      <text:p text:style-name="P23">Wir benutzen hier einen<text:s/>Online Tracker, diese gibt es:</text:p>
      <text:p text:style-name="P24"/>
      <text:p text:style-name="P25">BOOSTING Tracker</text:p>
      <text:p text:style-name="P26"/>
      <text:p text:style-name="P27">Wurde für Echtzeit gesichtserkennung entwickelt.<text:s/>Die Tracker Box ist hierbei das Positve, und Alles rund um die Box wird als Negativ deklariert.</text:p>
      <text:p text:style-name="P28"/>
      <text:p text:style-name="P29"/>
      <text:p text:style-name="P30">This tracker is based on an online version of AdaBoost — the algorithm that the HAAR cascade based face detector uses internally. This classifier needs to be trained at runtime with positive and negative examples of the object. The initial bounding box supplied by the user ( or by another object detection algorithm ) is taken as the positive example for the object, and many image patches outside the bounding box are treated as the background. Given a new frame, the classifier is run on every pixel in the neighborhood of the previous location and the score of the classifier is recorded. The new location of the object is the one where the score is maximum. So now we have one more positive example for the classifier. As more frames come in, the classifier is updated with this additional data.</text:p>
      <text:p text:style-name="P31"/>
      <text:p text:style-name="P32">Pros : None. This algorithm is a decade old and works ok, but I could not find a good reason to use it especially when other advanced trackers (MIL, KCF) based on similar principles are available.</text:p>
      <text:p text:style-name="P33"/>
      <text:p text:style-name="P34">Cons : Tracking performance is mediocre. It does not reliably know when tracking has failed.</text:p>
      <text:p text:style-name="P35"/>
      <text:p text:style-name="P36">MIL Tracker</text:p>
      <text:p text:style-name="P37">This tracker is similar in idea to the BOOSTING tracker described above. The big difference is that instead of considering only the current location of the object as a positive example, it looks in a small neighborhood around the current location<text:s/><text:soft-page-break/>to generate several potential positive examples. You may be thinking that it is a bad idea because in most of these “positive” examples the object is not centered.</text:p>
      <text:p text:style-name="P38"/>
      <text:p text:style-name="P39">This is where Multiple Instance Learning ( MIL ) comes to rescue. In MIL, you do not specify positive and negative examples, but positive and negative “bags”. The collection of images in the positive bag are not all positive<text:s/>examples. Instead, only one image in the positive bag needs to be a positive example! In our example, a positive bag contains the patch centered on the current location of the object and also patches in a small neighborhood around it. Even if the current location of the tracked object is not accurate, when samples from the neighborhood of the current location are put in the positive bag, there is a good chance that this bag contains at least one image in which the object is nicely centered. MIL project page<text:s/>has more information for people who like to dig deeper into the inner workings of the MIL tracker.</text:p>
      <text:p text:style-name="P40"/>
      <text:p text:style-name="P41">Pros : The performance is pretty good. It does not drift as much as the BOOSTING tracker and it does a reasonable job under partial occlusion. If you are using OpenCV 3.0, this might be the best tracker available to you. But if you are using a higher version, consider KCF.</text:p>
      <text:p text:style-name="P42"/>
      <text:p text:style-name="P43">Cons : Tracking failure is not reported reliably. Does not recover from full occlusion.</text:p>
      <text:p text:style-name="P44"/>
      <text:p text:style-name="P45">KCF Tracker</text:p>
      <text:p text:style-name="P46">KFC stands for Kernelized Correlation Filters. This tracker builds on the ideas presented in the previous two trackers. This tracker utilizes that fact that the multiple positive samples used in the MIL tracker have large overlapping regions. This overlapping data leads to some nice mathematical properties that is exploited by this tracker to make tracking faster and more accurate at the same time.</text:p>
      <text:p text:style-name="P47"/>
      <text:p text:style-name="P48">Pros: Accuracy and speed are both better than MIL and it reports tracking failure better than BOOSTING and MIL. If you are using OpenCV 3.1 and<text:s/>above, I recommend using this for most applications.</text:p>
      <text:p text:style-name="P49"/>
      <text:p text:style-name="P50">Cons : Does not recover from full occlusion. Not implemented in OpenCV 3.0.</text:p>
      <text:p text:style-name="P51"/>
      <text:p text:style-name="P52">Bug Alert : There is a bug in OpenCV 3.1 ( Python only ) because of which incorrect bounding boxes are returned. See bug report . Thanks Andrei Cheremskoy for pointing this out.</text:p>
      <text:p text:style-name="P53"/>
      <text:p text:style-name="P54">TLD Tracker</text:p>
      <text:p text:style-name="P55">TLD stands for Tracking, learning and detection. As the name suggests, this tracker decomposes the long term tracking task into three components — (short term) tracking, learning, and<text:s/>detection. From the author’s paper, “The tracker follows the object from frame to frame. The detector localizes all appearances that have been observed so far and corrects the tracker if necessary. The learning estimates detector’s errors and updates it to<text:s/>avoid these errors in the future.” This output of this tracker tends to jump around a bit. For example, if you are tracking a pedestrian and there are other pedestrians in the scene, this tracker can sometimes temporarily track a different pedestrian than<text:s/>the one you intended to track. On the positive side, this track appears to track an object over a larger scale, motion, and occlusion. If you have a video sequence where the object is hidden behind another object, this tracker may be a good choice.</text:p>
      <text:p text:style-name="P56"/>
      <text:p text:style-name="P57">Pros<text:s/>: Works the best under occlusion over multiple frames. Also, tracks best over scale changes.</text:p>
      <text:p text:style-name="P58"/>
      <text:p text:style-name="P59">Cons : Lots of false positives making it almost unusable.</text:p>
      <text:p text:style-name="P60"/>
      <text:p text:style-name="P61">MEDIANFLOW Tracker</text:p>
      <text:p text:style-name="P62">Internally, this tracker tracks the object in both forward and backward directions in time and measures the discrepancies between these two trajectories. Minimizing this ForwardBackward error enables them to reliably detect tracking failures and select reliable trajectories in video sequences.</text:p>
      <text:p text:style-name="P63"/>
      <text:p text:style-name="P64">In my tests, I found this tracker works best<text:s/>when the motion is predictable and small. Unlike, other trackers that keep going even when the tracking has clearly failed, this tracker knows when the tracking has failed.</text:p>
      <text:p text:style-name="P65"/>
      <text:p text:style-name="P66">Pros : Excellent tracking failure reporting. Works very well when the motion is predictable and there is no occlusion.</text:p>
      <text:p text:style-name="P67"/>
      <text:p text:style-name="P68">Cons : Fails under large motion.</text:p>
      <text:p text:style-name="P69"/>
      <text:p text:style-name="P70">GOTURN tracker</text:p>
      <text:soft-page-break/>
      <text:p text:style-name="P71">Out of all the tracking algorithms in the tracker class, this is the only one based on Convolutional Neural Network (CNN). From OpenCV documentation, we know it is<text:s/>“robust to viewpoint changes, lighting changes, and deformations”. But it does not handle occlusion very well.</text:p>
      <text:p text:style-name="P72"/>
      <text:p text:style-name="P73">Notice : GOTURN being a CNN based tracker, uses a caffe model for tracking. The Caffe model and the proto text file must be present in the directory in which the code is present. These files can also be downloaded from the opencv_extra repository, concatenated and extracted before use.</text:p>
      <text:p text:style-name="P74"/>
      <text:p text:style-name="P75">Update: GOTURN object tracking algorithm has been ported to OpenCV. We have a separate blog post on it’s implementation here.</text:p>
      <text:p text:style-name="P76"/>
      <text:p text:style-name="P77">MOSSE tracker</text:p>
      <text:p text:style-name="P78">Minimum Output Sum of Squared Error (MOSSE) uses adaptive correlation for object tracking which produces stable correlation filters when initialized using a single frame. MOSSE tracker is robust to variations in lighting, scale, pose, and non-rigid deformations. It also detects occlusion based upon the peak-to-sidelobe ratio, which enables the tracker to pause and resume where it left off when the object reappears. MOSSE tracker also operates at a higher fps (450 fps and even more). To add to the positives, it is also very easy to implement, is as accurate as other complex trackers and much faster. But, on a performance scale, it lags behind the deep learning based trackers.</text:p>
      <text:p text:style-name="P79"/>
      <text:p text:style-name="P80">CSRT tracker</text:p>
      <text:p text:style-name="P81">In the Discriminative Correlation Filter<text:s/>with Channel and Spatial Reliability (DCF-CSR), we use the spatial reliability map for adjusting the filter support to the part of the selected region from the frame for tracking. This ensures enlarging and localization of the selected region and improved<text:s/>tracking of the non-rectangular regions or objects. It uses only 2 standard features (HoGs and Colornames). It also operates at a comparatively lower fps (25 fps) but gives higher accuracy for object tracking.</text:p>
      <text:p text:style-name="P82"/>
      <text:p text:style-name="P83">Subscribe &amp; Download Code</text:p>
      <text:p text:style-name="P84">If you liked<text:s/>this article and would like to download code (C++ and Python) and example images used in this post, please subscribe to our newsletter. You will also receive a free Computer Vision Resource guide. In our newsletter we share OpenCV tutorials and examples written in C++/Python, and Computer Vision and Machine Learning algorithms and news.</text:p>
      <text:p text:style-name="P85"/>
      <text:p text:style-name="P86">3.3_Probleme</text:p>
      <text:p text:style-name="P87"/>
      <text:p text:style-name="P88">3.4_Beispiel</text:p>
      <text:p text:style-name="P89"/>
      <text:p text:style-name="P90">3.x_Quellen</text:p>
      <text:p text:style-name="P91"><text:span text:style-name="T92">Für Einleitung (</text:span><text:a xlink:href="https://de.wikipedia.org/wiki/OpenCV" office:target-frame-name="_top" xlink:show="replace"><text:span text:style-name="T93">https://de.wikipedia.org/wiki/OpenCV</text:span></text:a><text:span text:style-name="T94">) 15.01.2020, 20:42</text:span></text:p>
      <text:p text:style-name="P95"><text:span text:style-name="T96">Tracke</text:span><text:span text:style-name="T97">r Beispiel und Beschrieb(</text:span><text:a xlink:href="https://www.learnopencv.com/object-tracking-using-opencv-cpp-python/" office:target-frame-name="_top" xlink:show="replace"><text:span text:style-name="T98">https://www.learnopencv.com/object-tracking-using-opencv-cpp-python/</text:span></text:a><text:span text:style-name="T99">) 15.01.2020, 21:0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6T09:14:00Z</dc:date>
    <meta:template xlink:href="Normal.dotm" xlink:type="simple"/>
    <meta:editing-cycles>441</meta:editing-cycles>
    <meta:editing-duration>PT0S</meta:editing-duration>
    <meta:document-statistic meta:page-count="3" meta:paragraph-count="21" meta:word-count="1444" meta:character-count="10524" meta:row-count="75" meta:non-whitespace-character-count="9101"/>
  </office:meta>
</office:document-meta>
</file>